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958b8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958b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958b8" style:font-weight-asian="bold" style:font-weight-complex="bold"/>
    </style:style>
    <style:style style:name="P10" style:family="paragraph" style:parent-style-name="Standard" style:list-style-name="L1">
      <style:text-properties officeooo:paragraph-rsid="00109aa5"/>
    </style:style>
    <style:style style:name="P11" style:family="paragraph" style:parent-style-name="Standard" style:list-style-name="L1">
      <style:text-properties officeooo:paragraph-rsid="00209486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rsid="002a223c" officeooo:paragraph-rsid="002a223c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209486" officeooo:paragraph-rsid="00209486" style:font-size-asian="12pt" style:font-size-complex="12pt"/>
    </style:style>
    <style:style style:name="P14" style:family="paragraph" style:parent-style-name="Standard" style:list-style-name="L10">
      <style:text-properties style:text-line-through-style="none" style:text-line-through-type="none" style:font-name="DejaVu Sans Condensed" fo:font-size="12pt" officeooo:rsid="00209486" officeooo:paragraph-rsid="00225448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225448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209486" officeooo:paragraph-rsid="00209486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6" style:family="paragraph" style:parent-style-name="Standard" style:list-style-name="L5">
      <style:text-properties officeooo:paragraph-rsid="00109aa5"/>
    </style:style>
    <style:style style:name="P27" style:family="paragraph" style:parent-style-name="Standard" style:list-style-name="L7">
      <style:text-properties officeooo:paragraph-rsid="00109aa5"/>
    </style:style>
    <style:style style:name="P28" style:family="paragraph" style:parent-style-name="Standard" style:list-style-name="L12">
      <style:text-properties officeooo:paragraph-rsid="00109aa5"/>
    </style:style>
    <style:style style:name="P29" style:family="paragraph" style:parent-style-name="Standard" style:list-style-name="L12">
      <style:text-properties officeooo:rsid="00209486" officeooo:paragraph-rsid="002b35d3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officeooo:rsid="001e18cf" style:font-size-asian="12pt" style:font-size-complex="12pt"/>
    </style:style>
    <style:style style:name="T11" style:family="text">
      <style:text-properties style:font-name="DejaVu Sans Condensed" fo:font-size="12pt" officeooo:rsid="00148c7a" style:font-size-asian="12pt" style:font-size-complex="12pt"/>
    </style:style>
    <style:style style:name="T12" style:family="text">
      <style:text-properties style:font-name="DejaVu Sans Condensed" fo:font-size="12pt" officeooo:rsid="00209486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209486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254c7e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26f159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281d8c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294050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09486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24e52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23cac3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71a4e" style:font-size-asian="12pt" style:font-weight-asian="bold" style:font-size-complex="12pt" style:font-weight-complex="bold"/>
    </style:style>
    <style:style style:name="T30" style:family="text">
      <style:text-properties officeooo:rsid="00225448"/>
    </style:style>
    <style:style style:name="T31" style:family="text">
      <style:text-properties officeooo:rsid="00254c7e"/>
    </style:style>
    <style:style style:name="T32" style:family="text">
      <style:text-properties officeooo:rsid="00281d8c"/>
    </style:style>
    <style:style style:name="T33" style:family="text">
      <style:text-properties officeooo:rsid="0035db3e"/>
    </style:style>
    <style:style style:name="T34" style:family="text">
      <style:text-properties officeooo:rsid="0020948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3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25">1</text:span><text:span text:style-name="T29">0</text:span><text:span text:style-name="T25">2</text:span><text:span text:style-name="T26"> - </text:span><text:span text:style-name="T27">Controls - </text:span><text:span text:style-name="T21">Throttle </text:span><text:span text:style-name="T28">Grip</text:span></text:p>
      <text:p text:style-name="P6">U=Up, D=Down, F=Forward, B=Backward, L=Left, R=Right, P=Press, S-*=Shift-<text:span text:style-name="T8">*</text:span>, L-*=Long-<text:span text:style-name="T8">*</text:span></text:p>
      <text:p text:style-name="P6"/>
      <text:p text:style-name="P1"><text:span text:style-name="T20">Top</text:span><text:span text:style-name="T21"> </text:span><text:span text:style-name="T22">H</text:span><text:span text:style-name="T21">at -- </text:span><text:span text:style-name="T24">"</text:span><text:span text:style-name="T23">ECM</text:span><text:span text:style-name="T24"> switch"</text:span></text:p>
      <text:list text:style-name="L1">
        <text:list-item>
          <text:p text:style-name="P10"><text:span text:style-name="T14">F: </text:span><text:span text:style-name="T15">Chaff</text:span></text:p>
        </text:list-item>
        <text:list-item>
          <text:p text:style-name="P10"><text:span text:style-name="T14">B: </text:span><text:span text:style-name="T15">Flares</text:span></text:p>
        </text:list-item>
        <text:list-item>
          <text:p text:style-name="P12"><text:span text:style-name="T34">P: </text:span>Chaff and Flares ("ALL" program)</text:p>
        </text:list-item>
        <text:list-item>
          <text:p text:style-name="P11"><text:span text:style-name="T15">U: </text:span><text:span text:style-name="T16">Jammer Control Mode: RPT (jammer </text:span><text:span text:style-name="T18">always </text:span><text:span text:style-name="T16">on)</text:span></text:p>
        </text:list-item>
        <text:list-item>
          <text:p text:style-name="P13">D: <text:span text:style-name="T31">Jammer Control Mode: RCV (jammer o</text:span><text:span text:style-name="T32">n if locked??</text:span><text:span text:style-name="T31">)</text:span></text:p>
        </text:list-item>
      </text:list>
      <text:p text:style-name="P2"><text:span text:style-name="T1">Top</text:span> <text:span text:style-name="T9">H</text:span>at <text:span text:style-name="T9">Ri</text:span>ng</text:p>
      <text:list text:style-name="L2">
        <text:list-item>
          <text:p text:style-name="P24"><text:span text:style-name="T10">F/B</text:span><text:span text:style-name="T11">: </text:span><text:span text:style-name="T12">Nozzle Stop Lever fore/aft (sets angle to stop Nozzle Position Lever)</text:span></text:p>
        </text:list-item>
      </text:list>
      <text:p text:style-name="P2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5">U: (SRS radio 1 PTT)</text:p>
        </text:list-item>
        <text:list-item>
          <text:p text:style-name="P15">D: (SRS radio 2 PTT)</text:p>
        </text:list-item>
      </text:list>
      <text:p text:style-name="P4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text:style-name="L4">
        <text:list-item>
          <text:p text:style-name="P18">F: Extend speedbrakes (keeps extending while held, stays open when you let go??).</text:p>
        </text:list-item>
        <text:list-item>
          <text:p text:style-name="P18">B: Retract speedbrakes (single press fully retracts)</text:p>
        </text:list-item>
      </text:list>
      <text:p text:style-name="P3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26"><text:span text:style-name="T14">P: </text:span><text:span text:style-name="T15">CMBT button, toggles increased engine power, max 10 minutes</text:span></text:p>
        </text:list-item>
      </text:list>
      <text:p text:style-name="P4"><text:span text:style-name="T3">R</text:span><text:span text:style-name="T4">ear </text:span><text:span text:style-name="T6">T</text:span><text:span text:style-name="T4">humb </text:span><text:span text:style-name="T6">B</text:span><text:span text:style-name="T4">utton -- Cage/uncage button</text:span></text:p>
      <text:list text:style-name="L6">
        <text:list-item>
          <text:p text:style-name="P23">P: Cage/Uncage Sidewinder or Sidearm</text:p>
        </text:list-item>
      </text:list>
      <text:p text:style-name="P3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27"><text:span text:style-name="T14">P: </text:span><text:span text:style-name="T15">Throttle cutoff</text:span></text:p>
        </text:list-item>
      </text:list>
      <text:p text:style-name="P3"><text:span text:style-name="T1">M</text:span><text:span text:style-name="T7">inistick -- </text:span><text:span text:style-name="T2">"</text:span><text:span text:style-name="T7">TDC/</text:span><text:span text:style-name="T2">Throttle Designator Controller"</text:span></text:p>
      <text:list text:style-name="L8">
        <text:list-item>
          <text:p text:style-name="P16">Axes: TDC Slew</text:p>
        </text:list-item>
      </text:list>
      <text:list text:style-name="L9">
        <text:list-item>
          <text:p text:style-name="P19">P: TDC Depress button, locks target</text:p>
        </text:list-item>
      </text:list>
      <text:p text:style-name="P2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2"><text:span text:style-name="T7">U/D: </text:span><text:span text:style-name="T30">Right MFD OSB 3 and 4 (zooms in/out in TPOD page)</text:span></text:p>
        </text:list-item>
        <text:list-item>
          <text:p text:style-name="P14">L/R: --</text:p>
        </text:list-item>
      </text:list>
      <text:p text:style-name="P3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20">U/D: --</text:p>
        </text:list-item>
      </text:list>
      <text:p text:style-name="P1"><text:span text:style-name="T20">P</text:span><text:span text:style-name="T21">inky </text:span><text:span text:style-name="T22">S</text:span><text:span text:style-name="T20">witch</text:span><text:span text:style-name="T21"> -- </text:span><text:span text:style-name="T23">Autopilot</text:span></text:p>
      <text:list xml:id="list352031135" text:style-name="L12">
        <text:list-item>
          <text:p text:style-name="P28"><text:span text:style-name="T14">P: Toggle </text:span><text:span text:style-name="T15">autopilot switch ON/OFF (attitude hold)</text:span></text:p>
        </text:list-item>
        <text:list-item>
          <text:p text:style-name="P29"><text:span text:style-name="T13">U</text:span><text:span text:style-name="T19">: </text:span><text:span text:style-name="T13">Toggle altitude hold switch ON/OFF (only active when main autopilot switch is ON)</text:span></text:p>
        </text:list-item>
        <text:list-item>
          <text:p text:style-name="P29"><text:span text:style-name="T17">D</text:span><text:span text:style-name="T13">: </text:span><text:span text:style-name="T19">Automatic flight control reset (autopilot reset, clears the Master Warning when autopilot is turned off)</text:span></text:p>
        </text:list-item>
      </text:list>
      <text:p text:style-name="P2"><text:span text:style-name="T1">P</text:span>inky <text:span text:style-name="T9">B</text:span>utton</text:p>
      <text:list text:style-name="L13">
        <text:list-item>
          <text:p text:style-name="P17">P: <text:span text:style-name="T30">Right MFD OSB 8 (toggles Laser on/off in TPOD page)</text:span></text:p>
        </text:list-item>
      </text:list>
      <text:p text:style-name="P2">Pinky <text:span text:style-name="T9">W</text:span>heel</text:p>
      <text:list text:style-name="L14">
        <text:list-item>
          <text:p text:style-name="P25"><text:span text:style-name="T10">F/B</text:span><text:span text:style-name="T11">: </text:span><text:span text:style-name="T12">Parking brake OFF/ON (ON also locks throttle)</text:span></text:p>
        </text:list-item>
        <text:list-item>
          <text:p text:style-name="P21">P: Exterior lights on/off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15T23:35:37.935000000</dc:date>
    <meta:editing-duration>PT4H53M52S</meta:editing-duration>
    <meta:editing-cycles>31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5" meta:word-count="279" meta:character-count="1518" meta:non-whitespace-character-count="1308"/>
  </office:meta>
</office:document-meta>
</file>